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Encoder.encodeString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UEncoder.encode( InputStream is ,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UEncoder.encodeLine( byte [ ] data , int offset , int length ,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UEncoder.encod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Encoder.encode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UEncoder.UUEnco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